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94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18cm solid #000000"/>
      <style:paragraph-properties fo:text-align="center" fo:margin-left="0cm"/>
      <style:text-properties fo:color="#ff0000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deb3d" style:text-align-source="fix" style:repeat-content="false" fo:wrap-option="wrap" fo:border="0.088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fo:border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950e" style:text-align-source="fix" style:repeat-content="false" fo:wrap-option="wrap" fo:border="0.088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88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b8ff" style:text-align-source="fix" style:repeat-content="false" fo:wrap-option="wrap" fo:border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3366" style:text-align-source="fix" style:repeat-content="false" fo:wrap-option="wrap" fo:border="0.088cm solid #000000" style:vertical-align="middle"/>
      <style:paragraph-properties fo:text-align="center" fo:margin-left="0cm"/>
    </style:style>
    <style:style style:name="gr1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1" table:number-columns-repeated="15" table:default-cell-style-name="ce2"/>
        <table:table-column table:style-name="co1" table:default-cell-style-name="ce6"/>
        <table:table-row table:style-name="ro1">
          <table:table-cell/>
          <table:table-cell table:style-name="ce1" office:value-type="string" table:number-columns-spanned="14" table:number-rows-spanned="1">
            <text:p><text:span text:style-name="T1">Organigr</text:span><text:span text:style-name="T1">amma </text:span><text:span text:style-name="T1">Almaorie</text:span><text:span text:style-name="T1">nteering</text:span></text:p>
          </table:table-cell>
          <table:covered-table-cell table:number-columns-repeated="13"/>
          <table:table-cell table:number-columns-repeated="2"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7"/>
          <table:table-cell table:style-name="ce8" office:value-type="string">
            <text:p>Choose</text:p>
            <draw:line table:end-cell-address="Foglio1.H13" table:end-x="1.141cm" table:end-y="0.357cm" draw:z-index="0" draw:style-name="gr1" draw:text-style-name="P1" svg:x1="1.141cm" svg:y1="0.42cm" svg:x2="1.141cm" svg:y2="4.274cm">
              <text:p/>
            </draw:line>
          </table:table-cell>
          <table:table-cell table:number-columns-repeated="9"/>
        </table:table-row>
        <table:table-row table:style-name="ro2" table:number-rows-repeated="2">
          <table:table-cell table:number-columns-repeated="17"/>
        </table:table-row>
        <table:table-row table:style-name="ro3">
          <table:table-cell table:number-columns-repeated="4"/>
          <table:table-cell table:style-name="ce7" office:value-type="string">
            <text:p>Login</text:p>
            <draw:line table:end-cell-address="Foglio1.E9" table:end-x="1.119cm" table:end-y="0.393cm" draw:z-index="2" draw:style-name="gr1" draw:text-style-name="P1" svg:x1="1.119cm" svg:y1="0.383cm" svg:x2="1.097cm" svg:y2="1.269cm">
              <text:p/>
            </draw:line>
          </table:table-cell>
          <table:table-cell table:number-columns-repeated="12"/>
        </table:table-row>
        <table:table-row table:style-name="ro2">
          <table:table-cell table:number-columns-repeated="4"/>
          <table:table-cell>
            <draw:line table:end-cell-address="Foglio1.H8" table:end-x="1.097cm" table:end-y="0.371cm" draw:z-index="1" draw:style-name="gr1" draw:text-style-name="P1" svg:x1="1.141cm" svg:y1="0.371cm" svg:x2="7.871cm" svg:y2="0.371cm">
              <text:p/>
            </draw:line>
          </table:table-cell>
          <table:table-cell table:number-columns-repeated="12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4"/>
          <table:table-cell table:style-name="ce7" office:value-type="string">
            <text:p>Registration</text:p>
          </table:table-cell>
          <table:table-cell table:number-columns-repeated="12"/>
        </table:table-row>
        <table:table-row table:style-name="ro2" table:number-rows-repeated="3">
          <table:table-cell table:number-columns-repeated="17"/>
        </table:table-row>
        <table:table-row table:style-name="ro3">
          <table:table-cell table:number-columns-repeated="7"/>
          <table:table-cell table:style-name="ce8" office:value-type="string">
            <text:p>Home</text:p>
            <draw:line table:end-cell-address="Foglio1.H17" table:end-x="1.141cm" table:end-y="0.322cm" draw:z-index="3" draw:style-name="gr1" draw:text-style-name="P1" svg:x1="1.141cm" svg:y1="0.378cm" svg:x2="1.141cm" svg:y2="1.628cm">
              <text:p/>
            </draw:line>
          </table:table-cell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/>
          <table:table-cell>
            <draw:line table:end-cell-address="Foglio1.L16" table:end-x="1.251cm" table:end-y="0.343cm" draw:z-index="4" draw:style-name="gr1" draw:text-style-name="P1" svg:x1="1.052cm" svg:y1="0.322cm" svg:x2="23.832cm" svg:y2="0.343cm">
              <text:p/>
            </draw:line>
            <draw:line table:end-cell-address="Foglio1.B17" table:end-x="1.14cm" table:end-y="0.364cm" draw:z-index="5" draw:style-name="gr1" draw:text-style-name="P1" svg:x1="1.119cm" svg:y1="0.343cm" svg:x2="1.14cm" svg:y2="0.795cm">
              <text:p/>
            </draw:line>
          </table:table-cell>
          <table:table-cell/>
          <table:table-cell>
            <draw:line table:end-cell-address="Foglio1.D17" table:end-x="1.14cm" table:end-y="0.364cm" draw:z-index="6" draw:style-name="gr1" draw:text-style-name="P1" svg:x1="1.14cm" svg:y1="0.364cm" svg:x2="1.14cm" svg:y2="0.795cm">
              <text:p/>
            </draw:line>
          </table:table-cell>
          <table:table-cell/>
          <table:table-cell>
            <draw:line table:end-cell-address="Foglio1.F17" table:end-x="1.097cm" table:end-y="0.389cm" draw:z-index="7" draw:style-name="gr1" draw:text-style-name="P1" svg:x1="1.097cm" svg:y1="0.364cm" svg:x2="1.097cm" svg:y2="0.82cm">
              <text:p/>
            </draw:line>
          </table:table-cell>
          <table:table-cell table:number-columns-repeated="3"/>
          <table:table-cell>
            <draw:line table:end-cell-address="Foglio1.J17" table:end-x="1.207cm" table:end-y="0.343cm" draw:z-index="8" draw:style-name="gr1" draw:text-style-name="P1" svg:x1="1.207cm" svg:y1="0.343cm" svg:x2="1.207cm" svg:y2="0.774cm">
              <text:p/>
            </draw:line>
          </table:table-cell>
          <table:table-cell/>
          <table:table-cell>
            <draw:line table:end-cell-address="Foglio1.L17" table:end-x="1.251cm" table:end-y="0.322cm" draw:z-index="9" draw:style-name="gr1" draw:text-style-name="P1" svg:x1="1.251cm" svg:y1="0.322cm" svg:x2="1.251cm" svg:y2="0.753cm">
              <text:p/>
            </draw:line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4">
          <table:table-cell/>
          <table:table-cell table:style-name="ce3" office:value-type="string">
            <text:p>Info</text:p>
            <draw:line table:end-cell-address="Foglio1.B20" table:end-x="1.14cm" table:end-y="0.394cm" draw:z-index="10" draw:style-name="gr1" draw:text-style-name="P1" svg:x1="1.14cm" svg:y1="0.773cm" svg:x2="1.118cm" svg:y2="1.669cm">
              <text:p/>
            </draw:line>
          </table:table-cell>
          <table:table-cell/>
          <table:table-cell table:style-name="ce3" office:value-type="string">
            <text:p>Mappa</text:p>
            <draw:line table:end-cell-address="Foglio1.D20" table:end-x="1.14cm" table:end-y="0.416cm" draw:z-index="11" draw:style-name="gr1" draw:text-style-name="P1" svg:x1="1.119cm" svg:y1="0.794cm" svg:x2="1.14cm" svg:y2="1.691cm">
              <text:p/>
            </draw:line>
          </table:table-cell>
          <table:table-cell/>
          <table:table-cell table:style-name="ce3" office:value-type="string">
            <text:p>Elenco Facoltà</text:p>
            <draw:line table:end-cell-address="Foglio1.F24" table:end-x="1.097cm" table:end-y="0.432cm" draw:z-index="12" draw:style-name="gr1" draw:text-style-name="P1" svg:x1="1.075cm" svg:y1="0.781cm" svg:x2="1.097cm" svg:y2="4.649cm">
              <text:p/>
            </draw:line>
          </table:table-cell>
          <table:table-cell/>
          <table:table-cell table:style-name="ce3" office:value-type="string">
            <text:p>Info Generali</text:p>
            <draw:line table:end-cell-address="Foglio1.H20" table:end-x="1.119cm" table:end-y="0.416cm" draw:z-index="31" draw:style-name="gr1" draw:text-style-name="P1" svg:x1="1.097cm" svg:y1="0.824cm" svg:x2="1.119cm" svg:y2="1.691cm">
              <text:p/>
            </draw:line>
          </table:table-cell>
          <table:table-cell/>
          <table:table-cell table:style-name="ce3" office:value-type="string">
            <text:p>Recensione</text:p>
            <draw:line table:end-cell-address="Foglio1.J20" table:end-x="1.184cm" table:end-y="0.394cm" draw:z-index="32" draw:style-name="gr1" draw:text-style-name="P1" svg:x1="1.184cm" svg:y1="0.803cm" svg:x2="1.162cm" svg:y2="1.669cm">
              <text:p/>
            </draw:line>
          </table:table-cell>
          <table:table-cell/>
          <table:table-cell table:style-name="ce3" office:value-type="string">
            <text:p>Statistiche</text:p>
          </table:table-cell>
          <table:table-cell table:number-columns-repeated="5"/>
        </table:table-row>
        <table:table-row table:style-name="ro2" table:number-rows-repeated="2">
          <table:table-cell table:number-columns-repeated="17"/>
        </table:table-row>
        <table:table-row table:style-name="ro5">
          <table:table-cell/>
          <table:table-cell table:style-name="ce4" office:value-type="string">
            <text:p>Info sull'app Funzionamento .GIF</text:p>
          </table:table-cell>
          <table:table-cell/>
          <table:table-cell table:style-name="ce4" office:value-type="string">
            <text:p>Aule Filtri LinkGoogle</text:p>
          </table:table-cell>
          <table:table-cell table:number-columns-repeated="3"/>
          <table:table-cell table:style-name="ce4" office:value-type="string">
            <text:p>Dati Principali Pagine dell'Unibo</text:p>
          </table:table-cell>
          <table:table-cell/>
          <table:table-cell table:style-name="ce4" office:value-type="string">
            <text:p>Info lvl attuale e info sull'account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Default"/>
          <table:table-cell table:number-columns-repeated="9"/>
        </table:table-row>
        <table:table-row table:style-name="ro2">
          <table:table-cell/>
          <table:table-cell>
            <draw:line table:end-cell-address="Foglio1.N23" table:end-x="1.207cm" table:end-y="0.414cm" draw:z-index="13" draw:style-name="gr1" draw:text-style-name="P1" svg:x1="1.163cm" svg:y1="0.414cm" svg:x2="28.304cm" svg:y2="0.393cm">
              <text:p/>
            </draw:line>
            <draw:line table:end-cell-address="Foglio1.B24" table:end-x="1.163cm" table:end-y="0.366cm" draw:z-index="14" draw:style-name="gr1" draw:text-style-name="P1" svg:x1="1.163cm" svg:y1="0.365cm" svg:x2="1.163cm" svg:y2="0.796cm">
              <text:p/>
            </draw:line>
          </table:table-cell>
          <table:table-cell/>
          <table:table-cell>
            <draw:line table:end-cell-address="Foglio1.D24" table:end-x="1.163cm" table:end-y="0.41cm" draw:z-index="16" draw:style-name="gr1" draw:text-style-name="P1" svg:x1="1.163cm" svg:y1="0.409cm" svg:x2="1.14cm" svg:y2="0.84cm">
              <text:p/>
            </draw:line>
          </table:table-cell>
          <table:table-cell table:number-columns-repeated="4"/>
          <table:table-cell>
            <draw:line table:end-cell-address="Foglio1.I24" table:end-x="1.228cm" table:end-y="0.432cm" draw:z-index="20" draw:style-name="gr1" draw:text-style-name="P1" svg:x1="1.228cm" svg:y1="0.389cm" svg:x2="1.228cm" svg:y2="0.862cm">
              <text:p/>
            </draw:line>
          </table:table-cell>
          <table:table-cell/>
          <table:table-cell>
            <draw:line table:end-cell-address="Foglio1.K24" table:end-x="1.184cm" table:end-y="0.388cm" draw:z-index="22" draw:style-name="gr1" draw:text-style-name="P1" svg:x1="1.184cm" svg:y1="0.366cm" svg:x2="1.163cm" svg:y2="0.818cm">
              <text:p/>
            </draw:line>
          </table:table-cell>
          <table:table-cell>
            <draw:line table:end-cell-address="Foglio1.L24" table:end-x="1.163cm" table:end-y="0.41cm" draw:z-index="23" draw:style-name="gr1" draw:text-style-name="P1" svg:x1="1.163cm" svg:y1="0.409cm" svg:x2="1.163cm" svg:y2="0.84cm">
              <text:p/>
            </draw:line>
          </table:table-cell>
          <table:table-cell table:number-columns-repeated="5"/>
        </table:table-row>
        <table:table-row table:style-name="ro2">
          <table:table-cell table:number-columns-repeated="2"/>
          <table:table-cell>
            <draw:line table:end-cell-address="Foglio1.C24" table:end-x="1.184cm" table:end-y="0.431cm" draw:z-index="15" draw:style-name="gr1" draw:text-style-name="P1" svg:x1="1.184cm" svg:y1="0.044cm" svg:x2="1.184cm" svg:y2="0.431cm">
              <text:p/>
            </draw:line>
          </table:table-cell>
          <table:table-cell/>
          <table:table-cell>
            <draw:line table:end-cell-address="Foglio1.E24" table:end-x="1.184cm" table:end-y="0.41cm" draw:z-index="17" draw:style-name="gr1" draw:text-style-name="P1" svg:x1="1.184cm" svg:y1="0.022cm" svg:x2="1.163cm" svg:y2="0.41cm">
              <text:p/>
            </draw:line>
          </table:table-cell>
          <table:table-cell/>
          <table:table-cell>
            <draw:line table:end-cell-address="Foglio1.G24" table:end-x="1.12cm" table:end-y="0.431cm" draw:z-index="18" draw:style-name="gr1" draw:text-style-name="P1" svg:x1="1.12cm" svg:y1="0.022cm" svg:x2="1.12cm" svg:y2="0.431cm">
              <text:p/>
            </draw:line>
          </table:table-cell>
          <table:table-cell>
            <draw:line table:end-cell-address="Foglio1.H25" table:end-x="1.185cm" table:end-y="0.022cm" draw:z-index="19" draw:style-name="gr1" draw:text-style-name="P1" svg:x1="1.185cm" svg:y1="0.022cm" svg:x2="1.185cm" svg:y2="0.453cm">
              <text:p/>
            </draw:line>
          </table:table-cell>
          <table:table-cell/>
          <table:table-cell>
            <draw:line table:end-cell-address="Foglio1.J25" table:end-x="1.229cm" table:end-y="0.022cm" draw:z-index="21" draw:style-name="gr1" draw:text-style-name="P1" svg:x1="1.229cm" svg:y1="0.044cm" svg:x2="1.229cm" svg:y2="0.453cm">
              <text:p/>
            </draw:line>
          </table:table-cell>
          <table:table-cell table:number-columns-repeated="3"/>
          <table:table-cell>
            <draw:line table:end-cell-address="Foglio1.N24" table:end-x="1.164cm" table:end-y="0.41cm" draw:z-index="24" draw:style-name="gr1" draw:text-style-name="P1" svg:x1="1.164cm" svg:y1="0.002cm" svg:x2="1.164cm" svg:y2="0.41cm">
              <text:p/>
            </draw:line>
          </table:table-cell>
          <table:table-cell table:number-columns-repeated="3"/>
        </table:table-row>
        <table:table-row table:style-name="ro4">
          <table:table-cell/>
          <table:table-cell table:number-columns-repeated="11" table:style-name="ce5" office:value-type="string">
            <text:p>Facoltà</text:p>
          </table:table-cell>
          <table:table-cell/>
          <table:table-cell table:style-name="ce9" office:value-type="string">
            <text:p>Prototipo Facoltà</text:p>
            <draw:line table:end-cell-address="Foglio1.N29" table:end-x="1.163cm" table:end-y="0.004cm" draw:z-index="25" draw:style-name="gr1" draw:text-style-name="P1" svg:x1="1.163cm" svg:y1="0.84cm" svg:x2="1.163cm" svg:y2="2.155cm">
              <text:p/>
            </draw:line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3">
          <table:table-cell table:number-columns-repeated="13"/>
          <table:table-cell>
            <draw:line table:end-cell-address="Foglio1.N27" table:end-x="2.237cm" table:end-y="0.21cm" draw:z-index="27" draw:style-name="gr1" draw:text-style-name="P1" svg:x1="2.237cm" svg:y1="0.209cm" svg:x2="1.141cm" svg:y2="0.21cm">
              <text:p/>
            </draw:line>
          </table:table-cell>
          <table:table-cell table:style-name="ce10" office:value-type="string">
            <text:p>Recesioni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3"/>
          <table:table-cell table:style-name="ce9" office:value-type="string">
            <text:p>Prototipo Corso</text:p>
          </table:table-cell>
          <table:table-cell table:number-columns-repeated="3"/>
        </table:table-row>
        <table:table-row table:style-name="ro2">
          <table:table-cell table:number-columns-repeated="13"/>
          <table:table-cell>
            <draw:line table:end-cell-address="Foglio1.N32" table:end-x="1.141cm" table:end-y="0.37cm" draw:z-index="26" draw:style-name="gr1" draw:text-style-name="P1" svg:x1="1.141cm" svg:y1="0.018cm" svg:x2="1.141cm" svg:y2="1.245cm">
              <text:p/>
            </draw:line>
          </table:table-cell>
          <table:table-cell table:number-columns-repeated="3"/>
        </table:table-row>
        <table:table-row table:style-name="ro3">
          <table:table-cell table:number-columns-repeated="13"/>
          <table:table-cell>
            <draw:line table:end-cell-address="Foglio1.N31" table:end-x="2.237cm" table:end-y="0.125cm" draw:z-index="28" draw:style-name="gr1" draw:text-style-name="P1" svg:x1="2.237cm" svg:y1="0.125cm" svg:x2="1.141cm" svg:y2="0.125cm">
              <text:p/>
            </draw:line>
          </table:table-cell>
          <table:table-cell table:style-name="ce10" office:value-type="string">
            <text:p>Recensioni</text:p>
          </table:table-cell>
          <table:table-cell table:number-columns-repeated="2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13"/>
          <table:table-cell table:style-name="ce9" office:value-type="string">
            <text:p>Prototipo Materie</text:p>
            <draw:line table:end-cell-address="Foglio1.N35" table:end-x="1.097cm" table:end-y="0.064cm" draw:z-index="29" draw:style-name="gr1" draw:text-style-name="P1" svg:x1="1.097cm" svg:y1="0.714cm" svg:x2="1.097cm" svg:y2="1.34cm">
              <text:p/>
            </draw:line>
          </table:table-cell>
          <table:table-cell table:number-columns-repeated="3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6" table:number-columns-repeated="12"/>
          <table:table-cell table:style-name="ce6">
            <draw:line table:end-cell-address="Foglio1.N35" table:end-x="2.237cm" table:end-y="0.085cm" draw:z-index="30" draw:style-name="gr1" draw:text-style-name="P1" svg:x1="2.237cm" svg:y1="0.085cm" svg:x2="1.053cm" svg:y2="0.064cm">
              <text:p/>
            </draw:line>
          </table:table-cell>
          <table:table-cell table:style-name="ce10" office:value-type="string">
            <text:p>Recensioni</text:p>
          </table:table-cell>
          <table:table-cell table:style-name="ce6"/>
          <table:table-cell/>
        </table:table-row>
        <table:table-row table:style-name="ro3" table:number-rows-repeated="4">
          <table:table-cell/>
          <table:table-cell table:style-name="ce6" table:number-columns-repeated="15"/>
          <table:table-cell/>
        </table:table-row>
        <table:table-row table:style-name="ro3">
          <table:table-cell/>
          <table:table-cell table:style-name="ce6" table:number-columns-repeated="15"/>
          <table:table-cell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11/03/2017</text:date>, <text:time>11.33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1:01:32.35</meta:creation-date>
    <dc:date>2017-03-11T11:33:02.63</dc:date>
    <meta:editing-duration>PT16M17S</meta:editing-duration>
    <meta:editing-cycles>5</meta:editing-cycles>
    <meta:generator>OpenOffice.org/3.4.1$Win32 OpenOffice.org_project/341m1$Build-9593</meta:generator>
    <meta:document-statistic meta:table-count="3" meta:cell-count="32" meta:object-count="33"/>
  </office:meta>
</office:document-meta>
</file>